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Tahoma1" svg:font-family="Tahoma"/>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Times New Roman" fo:font-size="14pt" fo:language="en" fo:country="GB" style:font-size-asian="15.1999998092651pt" style:font-size-complex="15.1999998092651pt"/>
    </style:style>
    <style:style style:name="P2" style:family="paragraph" style:parent-style-name="Standard">
      <style:paragraph-properties fo:line-height="150%" fo:text-align="start" style:justify-single-word="false"/>
      <style:text-properties style:font-name="Times New Roman" fo:font-size="12pt" fo:language="en" fo:country="GB" style:font-size-asian="13.0500001907349pt" style:font-size-complex="13.0500001907349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y students should be allowed to wear shoes in the classroom</text:p>
      <text:p text:style-name="P2">Wearing shoes is a normal thing for people that goes around outside. This is also normal in public buildings and other places like churches and hospitals. The school or more precise the classrooms are maybe some of the only public places where you can not use shoes. Sadly many believe that it is the floor will be wrecked faster if you use shoes on it. There are still many more reasons for having your shoes on. Getting faster in to the class, and out for recess, if any alarm sounds you can get faster out of the building or else you would have to go out without wearing shoes and last but not least the shoes are harder to steal for people that lurks around on the school. </text:p>
      <text:p text:style-name="P2"/>
      <text:p text:style-name="P2">The first reason for this is that you can get faster in and out of the classrooms when the bell goes. Many teacher complain about students the that comes 3-6 minutes. This is mostly because of that you have to take of or on your shoes and other clothing, and find your books. This can go a lot faster if you don't have to take of your shoes before you go in to the classrooms, because that will also mean that many people don't take of their clothes to. This to things are mostly connected for many people. When you take of your shoes you also take of your clothing.</text:p>
      <text:p text:style-name="P2"/>
      <text:p text:style-name="P2">The next reason is that when any alarm goes, either for fire alarm training or if it is an actual fire, robbery or plain bombing alarm, most students and teachers don't go out without their shoes on. In the winter especially. If you don't have to take of your shoes from the beginning, then that is not a problem. You could just walk fast out of the closest door and never even think about having to take shoes on. This would limit the amount of danger from fire, or if there was any kind of massacre. </text:p>
      <text:p text:style-name="P2"/>
      <text:p text:style-name="P2">And finally, The last argument I gave you was that it would be harder to steal the shoes when you have them on, because of the obvious reason that the thieves will have to take the shoes of you without you noticing it. This has been a problem already for some schools, but they have refused to let the students wear shoes indoors. They can only take them of and set the at the side of their table. This rule is there no need for if you can just walk into the classrooms, so that would have made it easier for the teacher that have to tell the students to take the shoes of before they come in to the classroom. </text:p>
      <text:p text:style-name="P2"/>
      <text:p text:style-name="P2">In conclusion, I would say that there is no reason for not having that rule that you have to take of your shoes because it will make the classes start faster, they will get out faster, the evacuation of the building will go faster and fewer shoes will be stolen. I think these reasons are good and many enough for the rul to be taken aw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Tahoma1" svg:font-family="Tahoma"/>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1pt" fo:language="nb" fo:country="NO"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orstein Solheim Ølberg 10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3T13:19:49.41</meta:creation-date>
    <dc:date>2013-03-15T15:23:41.12</dc:date>
    <meta:editing-duration>PT2H38M9S</meta:editing-duration>
    <meta:editing-cycles>18</meta:editing-cycles>
    <meta:generator>OpenOffice.org/3.4.1$Win32 OpenOffice.org_project/341m1$Build-9593</meta:generator>
    <meta:document-statistic meta:table-count="0" meta:image-count="0" meta:object-count="0" meta:page-count="1" meta:paragraph-count="7" meta:word-count="536" meta:character-count="2783"/>
  </office:meta>
</office:document-meta>
</file>